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Stack.Namespace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spaceStack.toNSCont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rame.declarePrefix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rame.Frame( Fram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.getPrefix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tack.getPrefix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tack.p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spaceStack.declarePrefix( String prefix ,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tack.endPrefixMappings( ContentHandle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tack.startPrefixMappings( ContentHandle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tack.allocatePrefix( String hint , String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rame.endPrefixMappings( ContentHandler 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me.getNamespaceURI( String 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rame.startPrefixMappings( ContentHandler 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spaceStack.pushNew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tack.getNamespaceUri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.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amespaceStack.dereferenceQName( String q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